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officeooo:paragraph-rsid="001f028f"/>
    </style:style>
    <style:style style:name="P4" style:family="paragraph" style:parent-style-name="Preformatted_20_Text">
      <style:text-properties fo:font-size="14pt" style:text-underline-style="solid" style:text-underline-width="auto" style:text-underline-color="font-color" fo:font-weight="bold" officeooo:rsid="001f028f" officeooo:paragraph-rsid="001f028f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style:text-underline-style="solid" style:text-underline-width="auto" style:text-underline-color="font-color" fo:font-weight="bold" officeooo:paragraph-rsid="001f028f" style:font-size-asian="14pt" style:font-weight-asian="bold" style:font-size-complex="14pt" style:font-weight-complex="bold"/>
    </style:style>
    <style:style style:name="T1" style:family="text">
      <style:text-properties officeooo:rsid="001f0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SSN College of Engineering</text:p>
      <text:p text:style-name="P1">Department of Computer Science and Engineering</text:p>
      <text:p text:style-name="P1">UCS1411 – Operating Systems Laboratory</text:p>
      <text:p text:style-name="P1">II Year CSE - B Section ( IV Semester)</text:p>
      <text:p text:style-name="P1">Academic Year 2019-20</text:p>
      <text:p text:style-name="P1">Exercise – 8- Memory allocation techniques</text:p>
      <text:p text:style-name="P2">---------------------------------------------------------------------------------------------------------------</text:p>
      <text:p text:style-name="P1"/>
      <text:p text:style-name="P4">CODE :</text:p>
      <text:p text:style-name="P4"/>
      <text:p text:style-name="P3">#include&lt;stdio.h&gt;</text:p>
      <text:p text:style-name="P3">#include&lt;stdlib.h&gt;</text:p>
      <text:p text:style-name="P3">#include&lt;string.h&gt;</text:p>
      <text:p text:style-name="P3"/>
      <text:p text:style-name="P3">typedef struct mem</text:p>
      <text:p text:style-name="P3">{</text:p>
      <text:p text:style-name="P3"><text:tab/>int start;</text:p>
      <text:p text:style-name="P3"><text:tab/>int end;</text:p>
      <text:p text:style-name="P3"><text:tab/>int size;</text:p>
      <text:p text:style-name="P3"><text:tab/>int alloc;</text:p>
      <text:p text:style-name="P3"><text:tab/>char status[2];</text:p>
      <text:p text:style-name="P3"><text:tab/>struct mem *next;</text:p>
      <text:p text:style-name="P3">}memory;</text:p>
      <text:p text:style-name="P3"/>
      <text:p text:style-name="P3">struct mem* input(int part)</text:p>
      <text:p text:style-name="P3">{</text:p>
      <text:p text:style-name="P3"><text:tab/>memory *p;</text:p>
      <text:p text:style-name="P3"><text:tab/>p=(struct mem*)malloc(sizeof(struct mem));</text:p>
      <text:p text:style-name="P3"><text:tab/>for(int i=0;i&lt;part;i++)</text:p>
      <text:p text:style-name="P3"><text:tab/>{</text:p>
      <text:p text:style-name="P3"><text:tab/><text:tab/>memory *temp,*temp1;</text:p>
      <text:p text:style-name="P3"><text:tab/><text:tab/>temp1 = p;</text:p>
      <text:p text:style-name="P3"><text:tab/><text:tab/>char h[2] = "H";</text:p>
      <text:p text:style-name="P3"><text:tab/><text:tab/>temp=(struct mem*)malloc(sizeof(struct mem)*part);</text:p>
      <text:p text:style-name="P3"><text:tab/><text:tab/>printf("Enter the starting and ending address : ");</text:p>
      <text:p text:style-name="P3"><text:tab/><text:tab/>scanf("%d %d",&amp;temp-&gt;start,&amp;temp-&gt;end);</text:p>
      <text:p text:style-name="P3"><text:tab/><text:tab/>temp-&gt;size = temp-&gt;end-temp-&gt;start;</text:p>
      <text:p text:style-name="P3"><text:tab/><text:tab/>strcpy(temp-&gt;status,h);</text:p>
      <text:p text:style-name="P3"><text:tab/><text:tab/>while(temp1 -&gt; next != NULL)</text:p>
      <text:p text:style-name="P3"><text:tab/><text:tab/><text:tab/>temp1=temp1-&gt;next;</text:p>
      <text:p text:style-name="P3"><text:tab/><text:tab/>temp -&gt; next = temp1-&gt;next;</text:p>
      <text:p text:style-name="P3"><text:tab/><text:tab/>temp1-&gt;next = temp;</text:p>
      <text:p text:style-name="P3"><text:tab/><text:tab/><text:tab/></text:p>
      <text:p text:style-name="P3"><text:tab/>}</text:p>
      <text:p text:style-name="P3"><text:tab/>return p;</text:p>
      <text:p text:style-name="P3"/>
      <text:p text:style-name="P3"/>
      <text:p text:style-name="P3"/>
      <text:p text:style-name="P3">}</text:p>
      <text:p text:style-name="P3"/>
      <text:p text:style-name="P3">void display(memory *dis)</text:p>
      <text:p text:style-name="P3">{</text:p>
      <text:p text:style-name="P3"><text:tab/>printf("Physical memory\n");</text:p>
      <text:p text:style-name="P3"><text:tab/>memory *s=dis-&gt;next;</text:p>
      <text:p text:style-name="P3"><text:tab/>dis=dis-&gt;next;</text:p>
      <text:p text:style-name="P3"><text:tab/>while(dis != NULL)</text:p>
      <text:p text:style-name="P3"><text:tab/>{</text:p>
      <text:p text:style-name="P3"><text:soft-page-break/><text:tab/><text:tab/>printf("|%8s",dis-&gt;status);</text:p>
      <text:p text:style-name="P3"><text:tab/><text:tab/>dis=dis-&gt;next;</text:p>
      <text:p text:style-name="P3"><text:tab/></text:p>
      <text:p text:style-name="P3"><text:tab/>}</text:p>
      <text:p text:style-name="P3"><text:tab/>printf("|\n");</text:p>
      <text:p text:style-name="P3"><text:tab/>printf("%d",s-&gt;start);</text:p>
      <text:p text:style-name="P3"><text:tab/>while(s != NULL)</text:p>
      <text:p text:style-name="P3"><text:tab/>{</text:p>
      <text:p text:style-name="P3"><text:tab/><text:tab/>printf("%9d",s-&gt;end);</text:p>
      <text:p text:style-name="P3"><text:tab/><text:tab/>s=s-&gt;next;</text:p>
      <text:p text:style-name="P3"><text:tab/></text:p>
      <text:p text:style-name="P3"><text:tab/>}</text:p>
      <text:p text:style-name="P3"><text:tab/>printf("\n");</text:p>
      <text:p text:style-name="P3">}</text:p>
      <text:p text:style-name="P3"/>
      <text:p text:style-name="P3">void first_fit(memory *pm,char p[2],int si)</text:p>
      <text:p text:style-name="P3">{</text:p>
      <text:p text:style-name="P3"><text:tab/>memory *s=pm;</text:p>
      <text:p text:style-name="P3"><text:tab/>memory *temp;</text:p>
      <text:p text:style-name="P3"><text:tab/>temp=(struct mem*)malloc(sizeof(struct mem));</text:p>
      <text:p text:style-name="P3"><text:tab/>strcpy(temp -&gt; status ,p);</text:p>
      <text:p text:style-name="P3"><text:tab/>temp -&gt; size = 0;</text:p>
      <text:p text:style-name="P3"><text:tab/>temp-&gt;alloc = si;</text:p>
      <text:p text:style-name="P3"><text:tab/>while( s-&gt;next != NULL &amp;&amp; si &gt;= s -&gt; next-&gt;size)</text:p>
      <text:p text:style-name="P3"><text:tab/>{</text:p>
      <text:p text:style-name="P3"><text:tab/><text:tab/>s=s-&gt;next;</text:p>
      <text:p text:style-name="P3"><text:tab/>}</text:p>
      <text:p text:style-name="P3"><text:tab/>if(s-&gt;next == NULL &amp;&amp; s-&gt;size &lt; si)</text:p>
      <text:p text:style-name="P3"><text:tab/>{</text:p>
      <text:p text:style-name="P3"><text:tab/><text:tab/>printf("not allocated\n");</text:p>
      <text:p text:style-name="P3"><text:tab/><text:tab/>return;</text:p>
      <text:p text:style-name="P3"><text:tab/>}</text:p>
      <text:p text:style-name="P3"><text:tab/>if(s-&gt;next-&gt;size == si)</text:p>
      <text:p text:style-name="P3"><text:tab/>{</text:p>
      <text:p text:style-name="P3"><text:tab/><text:tab/>strcpy(s-&gt;next-&gt;status,temp-&gt;status);</text:p>
      <text:p text:style-name="P3"><text:tab/>}</text:p>
      <text:p text:style-name="P3"><text:tab/>else</text:p>
      <text:p text:style-name="P3"><text:tab/>{</text:p>
      <text:p text:style-name="P3"><text:tab/>temp-&gt; start = s-&gt;next-&gt;start;</text:p>
      <text:p text:style-name="P3"><text:tab/>temp-&gt;end = temp-&gt;start+si;</text:p>
      <text:p text:style-name="P3"><text:tab/>s-&gt;next-&gt;size -= si;</text:p>
      <text:p text:style-name="P3"><text:tab/>s-&gt;next-&gt;start +=si;</text:p>
      <text:p text:style-name="P3"><text:tab/>temp -&gt; next = s-&gt;next;</text:p>
      <text:p text:style-name="P3"><text:tab/>s-&gt;next = temp;</text:p>
      <text:p text:style-name="P3"><text:tab/>}</text:p>
      <text:p text:style-name="P3"/>
      <text:p text:style-name="P3">}</text:p>
      <text:p text:style-name="P3"/>
      <text:p text:style-name="P3">void best_fit(memory *pm,char p[2],int si)</text:p>
      <text:p text:style-name="P3">{</text:p>
      <text:p text:style-name="P3"><text:tab/>memory *l = pm-&gt;next;</text:p>
      <text:p text:style-name="P3"><text:tab/>int min = 999;</text:p>
      <text:p text:style-name="P3"><text:tab/>int sir;</text:p>
      <text:p text:style-name="P3"><text:tab/>while(l-&gt;next != NULL)</text:p>
      <text:p text:style-name="P3"><text:tab/>{</text:p>
      <text:p text:style-name="P3"><text:tab/><text:tab/>if((l-&gt;size - si) &lt; min &amp;&amp; (l-&gt;size -si ) &gt;= 0)</text:p>
      <text:p text:style-name="P3"><text:tab/><text:tab/>{</text:p>
      <text:p text:style-name="P3"><text:tab/><text:tab/><text:tab/>min = l-&gt;size - si;</text:p>
      <text:p text:style-name="P3"><text:tab/><text:tab/><text:tab/>sir = l-&gt;size;</text:p>
      <text:p text:style-name="P3"><text:tab/><text:tab/>}</text:p>
      <text:p text:style-name="P3"><text:tab/><text:tab/>l = l-&gt;next;</text:p>
      <text:p text:style-name="P3"/>
      <text:p text:style-name="P3"><text:tab/>}</text:p>
      <text:p text:style-name="P3"><text:tab/>memory *s=pm;</text:p>
      <text:p text:style-name="P3"><text:soft-page-break/><text:tab/>memory *temp;</text:p>
      <text:p text:style-name="P3"><text:tab/>temp=(struct mem*)malloc(sizeof(struct mem));</text:p>
      <text:p text:style-name="P3"><text:tab/>strcpy(temp -&gt; status ,p);</text:p>
      <text:p text:style-name="P3"><text:tab/>temp -&gt; size = 0;</text:p>
      <text:p text:style-name="P3"><text:tab/>temp-&gt;alloc = si;</text:p>
      <text:p text:style-name="P3"><text:tab/>while( s-&gt;next != NULL &amp;&amp; sir != s -&gt; next-&gt;size)</text:p>
      <text:p text:style-name="P3"><text:tab/>{</text:p>
      <text:p text:style-name="P3"><text:tab/><text:tab/>s=s-&gt;next;</text:p>
      <text:p text:style-name="P3"><text:tab/>}</text:p>
      <text:p text:style-name="P3"><text:tab/>if(s-&gt;next == NULL)</text:p>
      <text:p text:style-name="P3"><text:tab/>{</text:p>
      <text:p text:style-name="P3"><text:tab/><text:tab/>printf("not allocated\n");</text:p>
      <text:p text:style-name="P3"><text:tab/><text:tab/>return;</text:p>
      <text:p text:style-name="P3"><text:tab/>}</text:p>
      <text:p text:style-name="P3"><text:tab/>if(s-&gt;next-&gt;size - si == 0)</text:p>
      <text:p text:style-name="P3"><text:tab/>{</text:p>
      <text:p text:style-name="P3"><text:tab/><text:tab/>strcpy(s-&gt;next-&gt;status,temp-&gt;status);</text:p>
      <text:p text:style-name="P3"><text:tab/>}</text:p>
      <text:p text:style-name="P3"><text:tab/>else</text:p>
      <text:p text:style-name="P3"><text:tab/>{</text:p>
      <text:p text:style-name="P3"><text:tab/>temp-&gt; start = s-&gt;next-&gt;start;</text:p>
      <text:p text:style-name="P3"><text:tab/>temp-&gt;end = temp-&gt;start+si;</text:p>
      <text:p text:style-name="P3"><text:tab/>s-&gt;next-&gt;size -= si;</text:p>
      <text:p text:style-name="P3"><text:tab/>s-&gt;next-&gt;start +=si;</text:p>
      <text:p text:style-name="P3"><text:tab/>temp -&gt; next = s-&gt;next;</text:p>
      <text:p text:style-name="P3"><text:tab/>s-&gt;next = temp;</text:p>
      <text:p text:style-name="P3"><text:tab/>}</text:p>
      <text:p text:style-name="P3"/>
      <text:p text:style-name="P3">}</text:p>
      <text:p text:style-name="P3"/>
      <text:p text:style-name="P3">void worst_fit(memory *pm,char p[2],int si)</text:p>
      <text:p text:style-name="P3">{</text:p>
      <text:p text:style-name="P3"><text:tab/>memory *l = pm-&gt;next;</text:p>
      <text:p text:style-name="P3"><text:tab/>int max = 0;</text:p>
      <text:p text:style-name="P3"><text:tab/>int sir;</text:p>
      <text:p text:style-name="P3"><text:tab/>while(l-&gt;next != NULL)</text:p>
      <text:p text:style-name="P3"><text:tab/>{</text:p>
      <text:p text:style-name="P3"><text:tab/><text:tab/>if((l-&gt;size - si) &gt; max)</text:p>
      <text:p text:style-name="P3"><text:tab/><text:tab/>{</text:p>
      <text:p text:style-name="P3"><text:tab/><text:tab/><text:tab/>max = l-&gt;size - si;</text:p>
      <text:p text:style-name="P3"><text:tab/><text:tab/><text:tab/>sir = l-&gt;size;</text:p>
      <text:p text:style-name="P3"><text:tab/><text:tab/>}</text:p>
      <text:p text:style-name="P3"><text:tab/><text:tab/>l = l-&gt;next;</text:p>
      <text:p text:style-name="P3"/>
      <text:p text:style-name="P3"><text:tab/>}</text:p>
      <text:p text:style-name="P3"><text:tab/>memory *s=pm;</text:p>
      <text:p text:style-name="P3"><text:tab/>memory *temp;</text:p>
      <text:p text:style-name="P3"><text:tab/>temp=(struct mem*)malloc(sizeof(struct mem));</text:p>
      <text:p text:style-name="P3"><text:tab/>strcpy(temp -&gt; status ,p);</text:p>
      <text:p text:style-name="P3"><text:tab/>temp -&gt; size = 0;</text:p>
      <text:p text:style-name="P3"><text:tab/>temp-&gt;alloc = si;</text:p>
      <text:p text:style-name="P3"><text:tab/>while( s-&gt;next != NULL &amp;&amp; sir != s -&gt; next-&gt;size)</text:p>
      <text:p text:style-name="P3"><text:tab/>{</text:p>
      <text:p text:style-name="P3"><text:tab/><text:tab/>s=s-&gt;next;</text:p>
      <text:p text:style-name="P3"><text:tab/>}</text:p>
      <text:p text:style-name="P3"><text:tab/>if(s-&gt;next == NULL)</text:p>
      <text:p text:style-name="P3"><text:tab/>{</text:p>
      <text:p text:style-name="P3"><text:tab/><text:tab/>printf("not allocated\n");</text:p>
      <text:p text:style-name="P3"><text:tab/><text:tab/>return;</text:p>
      <text:p text:style-name="P3"><text:tab/>}</text:p>
      <text:p text:style-name="P3"><text:tab/>if(s-&gt;next-&gt;size - si == 0)</text:p>
      <text:p text:style-name="P3"><text:tab/>{</text:p>
      <text:p text:style-name="P3"><text:tab/><text:tab/>strcpy(s-&gt;next-&gt;status,temp-&gt;status);</text:p>
      <text:p text:style-name="P3"><text:tab/>}</text:p>
      <text:p text:style-name="P3"><text:soft-page-break/><text:tab/>else</text:p>
      <text:p text:style-name="P3"><text:tab/>{</text:p>
      <text:p text:style-name="P3"><text:tab/>temp-&gt; start = s-&gt;next-&gt;start;</text:p>
      <text:p text:style-name="P3"><text:tab/>temp-&gt;end = temp-&gt;start+si;</text:p>
      <text:p text:style-name="P3"><text:tab/>s-&gt;next-&gt;size -= si;</text:p>
      <text:p text:style-name="P3"><text:tab/>s-&gt;next-&gt;start +=si;</text:p>
      <text:p text:style-name="P3"><text:tab/>temp -&gt; next = s-&gt;next;</text:p>
      <text:p text:style-name="P3"><text:tab/>s-&gt;next = temp;</text:p>
      <text:p text:style-name="P3"><text:tab/>}</text:p>
      <text:p text:style-name="P3"/>
      <text:p text:style-name="P3">}</text:p>
      <text:p text:style-name="P3"/>
      <text:p text:style-name="P3">void freedisplay(memory *dis,char cid[2])</text:p>
      <text:p text:style-name="P3">{</text:p>
      <text:p text:style-name="P3"/>
      <text:p text:style-name="P3"><text:tab/>memory *m = dis-&gt;next;</text:p>
      <text:p text:style-name="P3"><text:tab/>while(m != NULL)</text:p>
      <text:p text:style-name="P3"><text:tab/>{</text:p>
      <text:p text:style-name="P3"><text:tab/><text:tab/>if(strcmp(m-&gt;status,cid) == 0)</text:p>
      <text:p text:style-name="P3"><text:tab/><text:tab/>{</text:p>
      <text:p text:style-name="P3"><text:tab/><text:tab/><text:tab/>printf("Alloted Memory\n");</text:p>
      <text:p text:style-name="P3"><text:tab/><text:tab/><text:tab/>printf("|%8s|\n",m-&gt;status);</text:p>
      <text:p text:style-name="P3"><text:tab/><text:tab/><text:tab/>printf("%d%9d\n",m-&gt;start,m-&gt;end);</text:p>
      <text:p text:style-name="P3"><text:tab/><text:tab/>}</text:p>
      <text:p text:style-name="P3"/>
      <text:p text:style-name="P3"><text:tab/><text:tab/>m=m-&gt;next;</text:p>
      <text:p text:style-name="P3"><text:tab/>}</text:p>
      <text:p text:style-name="P3"><text:tab/>printf("free pool\n");</text:p>
      <text:p text:style-name="P3"><text:tab/>memory *s=dis-&gt;next;</text:p>
      <text:p text:style-name="P3"><text:tab/>dis=dis-&gt;next;</text:p>
      <text:p text:style-name="P3"><text:tab/>while(dis != NULL)</text:p>
      <text:p text:style-name="P3"><text:tab/>{</text:p>
      <text:p text:style-name="P3"/>
      <text:p text:style-name="P3"><text:tab/><text:tab/>if(strcmp(dis -&gt; status,cid) != 0)</text:p>
      <text:p text:style-name="P3"><text:tab/><text:tab/>{</text:p>
      <text:p text:style-name="P3"><text:tab/><text:tab/><text:tab/>printf("|%8s",dis-&gt;status);</text:p>
      <text:p text:style-name="P3"><text:tab/><text:tab/><text:tab/>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printf("|%8s","");</text:p>
      <text:p text:style-name="P3"><text:tab/><text:tab/>}</text:p>
      <text:p text:style-name="P3"><text:tab/><text:tab/>dis=dis-&gt;next;</text:p>
      <text:p text:style-name="P3"><text:tab/></text:p>
      <text:p text:style-name="P3"><text:tab/>}</text:p>
      <text:p text:style-name="P3"><text:tab/>printf("|\n");</text:p>
      <text:p text:style-name="P3"><text:tab/>printf("%d",s-&gt;start);</text:p>
      <text:p text:style-name="P3"/>
      <text:p text:style-name="P3"><text:tab/>while(s != NULL)</text:p>
      <text:p text:style-name="P3"><text:tab/>{</text:p>
      <text:p text:style-name="P3"><text:tab/><text:tab/>printf("%9d",s-&gt;end);</text:p>
      <text:p text:style-name="P3"><text:tab/><text:tab/>s=s-&gt;next;</text:p>
      <text:p text:style-name="P3"><text:tab/></text:p>
      <text:p text:style-name="P3"><text:tab/>}</text:p>
      <text:p text:style-name="P3"><text:tab/>printf("\n");<text:tab/></text:p>
      <text:p text:style-name="P3"/>
      <text:p text:style-name="P3"/>
      <text:p text:style-name="P3">}</text:p>
      <text:p text:style-name="P3"/>
      <text:p text:style-name="P3">void deallocate(memory *dis,char cid[2])</text:p>
      <text:p text:style-name="P3">{</text:p>
      <text:p text:style-name="P3"><text:tab/>memory *m = dis-&gt;next;</text:p>
      <text:p text:style-name="P3"><text:tab/>while(m != NULL)</text:p>
      <text:p text:style-name="P3"><text:tab/>{</text:p>
      <text:p text:style-name="P3"><text:soft-page-break/><text:tab/><text:tab/>if(strcmp(m-&gt;status,cid) == 0)</text:p>
      <text:p text:style-name="P3"><text:tab/><text:tab/>{</text:p>
      <text:p text:style-name="P3"><text:tab/><text:tab/><text:tab/>strcpy(m-&gt;status,"H");</text:p>
      <text:p text:style-name="P3"><text:tab/><text:tab/><text:tab/>m-&gt;size = m-&gt;alloc;</text:p>
      <text:p text:style-name="P3"><text:tab/><text:tab/><text:tab/>printf("--------Deallocated-------\n");</text:p>
      <text:p text:style-name="P3"><text:tab/><text:tab/><text:tab/>return;</text:p>
      <text:p text:style-name="P3"><text:tab/><text:tab/>}</text:p>
      <text:p text:style-name="P3"/>
      <text:p text:style-name="P3"><text:tab/><text:tab/>m=m-&gt;next;</text:p>
      <text:p text:style-name="P3"><text:tab/>}</text:p>
      <text:p text:style-name="P3"><text:tab/>printf("--------Process Not Found For Deallocation-------\n");<text:tab/></text:p>
      <text:p text:style-name="P3"/>
      <text:p text:style-name="P3">}</text:p>
      <text:p text:style-name="P3"/>
      <text:p text:style-name="P3">void coalescing(memory *node)</text:p>
      <text:p text:style-name="P3">{</text:p>
      <text:p text:style-name="P3"><text:tab/>memory *ss = node -&gt; next;</text:p>
      <text:p text:style-name="P3"><text:tab/>while(ss !=NULL &amp;&amp; ss-&gt; next != NULL)</text:p>
      <text:p text:style-name="P3"><text:tab/>{</text:p>
      <text:p text:style-name="P3"><text:tab/><text:tab/>if(strcmp(ss-&gt;status,ss-&gt;next-&gt;status) == 0)</text:p>
      <text:p text:style-name="P3"><text:tab/><text:tab/>{</text:p>
      <text:p text:style-name="P3"><text:tab/><text:tab/><text:tab/>ss-&gt;end = ss-&gt; next -&gt; end;</text:p>
      <text:p text:style-name="P3"><text:tab/><text:tab/><text:tab/>ss -&gt; next = ss-&gt;next-&gt;next;</text:p>
      <text:p text:style-name="P3"/>
      <text:p text:style-name="P3"><text:tab/><text:tab/>}</text:p>
      <text:p text:style-name="P3"><text:tab/><text:tab/>else</text:p>
      <text:p text:style-name="P3"><text:tab/><text:tab/><text:tab/>ss=ss-&gt;next;</text:p>
      <text:p text:style-name="P3"/>
      <text:p text:style-name="P3"/>
      <text:p text:style-name="P3"><text:tab/>}</text:p>
      <text:p text:style-name="P3"/>
      <text:p text:style-name="P3"><text:tab/>printf("\n\n---------Coalescing Done-----------\n\n");</text:p>
      <text:p text:style-name="P3"/>
      <text:p text:style-name="P3"/>
      <text:p text:style-name="P3">}</text:p>
      <text:p text:style-name="P3">void main()</text:p>
      <text:p text:style-name="P3">{</text:p>
      <text:p text:style-name="P3"><text:tab/>int partition;</text:p>
      <text:p text:style-name="P3"><text:tab/>memory *physical;</text:p>
      <text:p text:style-name="P3"><text:tab/>memory *dummy;</text:p>
      <text:p text:style-name="P3"><text:tab/>physical = (struct mem*)malloc(sizeof(struct mem));</text:p>
      <text:p text:style-name="P3"><text:tab/>printf("Enter the number of partitions : ");</text:p>
      <text:p text:style-name="P3"><text:tab/>scanf("%d",&amp;partition);</text:p>
      <text:p text:style-name="P3"><text:tab/>dummy = input(partition);</text:p>
      <text:p text:style-name="P3"><text:tab/>int choice;</text:p>
      <text:p text:style-name="P3"><text:tab/>while(1)</text:p>
      <text:p text:style-name="P3"><text:tab/>{</text:p>
      <text:p text:style-name="P3"><text:tab/><text:tab/>physical = dummy;</text:p>
      <text:p text:style-name="P3"><text:tab/><text:tab/>freedisplay(physical,"P");</text:p>
      <text:p text:style-name="P3"><text:tab/><text:tab/>display(physical);</text:p>
      <text:p text:style-name="P3"><text:tab/><text:tab/>printf("Choose the algorithm to work\n1. First Fit\n2. Best Fit\n3. Worst Fit\n4.Exit\nEnter your option : ");</text:p>
      <text:p text:style-name="P3"><text:tab/><text:tab/>scanf("%d",&amp;choice);</text:p>
      <text:p text:style-name="P3"><text:tab/><text:tab/>if(choice == 4)</text:p>
      <text:p text:style-name="P3"><text:tab/><text:tab/><text:tab/>exit(0);</text:p>
      <text:p text:style-name="P3"><text:tab/><text:tab/>while(1)</text:p>
      <text:p text:style-name="P3"><text:tab/><text:tab/>{</text:p>
      <text:p text:style-name="P3"><text:tab/><text:tab/><text:tab/></text:p>
      <text:p text:style-name="P3"><text:tab/><text:tab/><text:tab/>int op;</text:p>
      <text:p text:style-name="P3"><text:tab/><text:tab/><text:tab/>printf("Enter\n1:Entry/Allocate\n2:Exit/Deallocate\n3:Display\n4:Coalescing of Holes\n5:Back to algorithm\nYour option : ");</text:p>
      <text:p text:style-name="P3"><text:tab/><text:tab/><text:tab/>scanf("%d",&amp;op);</text:p>
      <text:p text:style-name="P3"/>
      <text:p text:style-name="P3"><text:tab/><text:tab/><text:tab/>if(op == 1)</text:p>
      <text:p text:style-name="P3"><text:soft-page-break/><text:tab/><text:tab/><text:tab/>{</text:p>
      <text:p text:style-name="P3"/>
      <text:p text:style-name="P3"><text:tab/><text:tab/><text:tab/><text:tab/>char id[2];</text:p>
      <text:p text:style-name="P3"><text:tab/><text:tab/><text:tab/><text:tab/>int size;</text:p>
      <text:p text:style-name="P3"><text:tab/><text:tab/><text:tab/><text:tab/>printf("Enter Process id : ");</text:p>
      <text:p text:style-name="P3"><text:tab/><text:tab/><text:tab/><text:tab/>scanf("%s",id);</text:p>
      <text:p text:style-name="P3"><text:tab/><text:tab/><text:tab/><text:tab/>printf("Enter the size needed : ");</text:p>
      <text:p text:style-name="P3"><text:tab/><text:tab/><text:tab/><text:tab/>scanf("%d",&amp;size);</text:p>
      <text:p text:style-name="P3"><text:tab/><text:tab/><text:tab/><text:tab/>if(choice == 1)</text:p>
      <text:p text:style-name="P3"><text:tab/><text:tab/><text:tab/><text:tab/><text:tab/>first_fit(physical,id,size);</text:p>
      <text:p text:style-name="P3"><text:tab/><text:tab/><text:tab/><text:tab/>if(choice == 2)</text:p>
      <text:p text:style-name="P3"><text:tab/><text:tab/><text:tab/><text:tab/><text:tab/>best_fit(physical,id,size);</text:p>
      <text:p text:style-name="P3"><text:tab/><text:tab/><text:tab/><text:tab/>if(choice == 3)</text:p>
      <text:p text:style-name="P3"><text:tab/><text:tab/><text:tab/><text:tab/><text:tab/>worst_fit(physical,id,size);</text:p>
      <text:p text:style-name="P3"/>
      <text:p text:style-name="P3"><text:tab/><text:tab/><text:tab/><text:tab/>freedisplay(physical,id);</text:p>
      <text:p text:style-name="P3"><text:tab/><text:tab/><text:tab/><text:tab/>display(physical);</text:p>
      <text:p text:style-name="P3"/>
      <text:p text:style-name="P3"><text:tab/><text:tab/><text:tab/>}</text:p>
      <text:p text:style-name="P3"><text:tab/><text:tab/><text:tab/>if(op==2)</text:p>
      <text:p text:style-name="P3"><text:tab/><text:tab/><text:tab/>{</text:p>
      <text:p text:style-name="P3"><text:tab/><text:tab/><text:tab/><text:tab/>char id[2];</text:p>
      <text:p text:style-name="P3"><text:tab/><text:tab/><text:tab/><text:tab/>printf("Enter the process id : ");</text:p>
      <text:p text:style-name="P3"><text:tab/><text:tab/><text:tab/><text:tab/>scanf("%s",id);</text:p>
      <text:p text:style-name="P3"><text:tab/><text:tab/><text:tab/><text:tab/>deallocate(physical,id);</text:p>
      <text:p text:style-name="P3"><text:tab/><text:tab/><text:tab/><text:tab/>freedisplay(physical,id);</text:p>
      <text:p text:style-name="P3"><text:tab/><text:tab/><text:tab/><text:tab/>display(physical);</text:p>
      <text:p text:style-name="P3"/>
      <text:p text:style-name="P3"><text:tab/><text:tab/><text:tab/>}</text:p>
      <text:p text:style-name="P3"><text:tab/><text:tab/><text:tab/>if(op == 3)</text:p>
      <text:p text:style-name="P3"><text:tab/><text:tab/><text:tab/><text:tab/>display(physical);</text:p>
      <text:p text:style-name="P3"/>
      <text:p text:style-name="P3"><text:tab/><text:tab/><text:tab/>if(op == 4)</text:p>
      <text:p text:style-name="P3"><text:tab/><text:tab/><text:tab/><text:tab/>coalescing(physical);</text:p>
      <text:p text:style-name="P3"><text:tab/><text:tab/><text:tab/>if(op == 5)</text:p>
      <text:p text:style-name="P3"><text:tab/><text:tab/><text:tab/><text:tab/>break;</text:p>
      <text:p text:style-name="P3"><text:tab/><text:tab/><text:tab/><text:tab/></text:p>
      <text:p text:style-name="P3"><text:tab/><text:tab/>}</text:p>
      <text:p text:style-name="P3"><text:tab/>}</text:p>
      <text:p text:style-name="P3"/>
      <text:p text:style-name="P3">}</text:p>
      <text:p text:style-name="P3"/>
      <text:p text:style-name="P3"/>
      <text:p text:style-name="P4">OUTPUT :</text:p>
      <text:p text:style-name="P5"/>
      <text:p text:style-name="P3">(base) pooja@pooja-PC:~/Desktop$ ./memo<text:span text:style-name="T1">ry</text:span></text:p>
      <text:p text:style-name="P3">Enter the number of partitions : 5</text:p>
      <text:p text:style-name="P3">Enter the starting and ending address : 100 110</text:p>
      <text:p text:style-name="P3">Enter the starting and ending address : 110 112</text:p>
      <text:p text:style-name="P3">Enter the starting and ending address : 112 117</text:p>
      <text:p text:style-name="P3">Enter the starting and ending address : 117 120</text:p>
      <text:p text:style-name="P3">Enter the starting and ending address : 120 125</text:p>
      <text:p text:style-name="P3">free pool</text:p>
      <text:p text:style-name="P3">| <text:s text:c="6"/>H| <text:s text:c="6"/>H| <text:s text:c="6"/>H| <text:s text:c="6"/>H| <text:s text:c="6"/>H|</text:p>
      <text:p text:style-name="P3">100 <text:s text:c="5"/>110 <text:s text:c="5"/>112 <text:s text:c="5"/>117 <text:s text:c="5"/>120 <text:s text:c="5"/>125</text:p>
      <text:p text:style-name="P3">Physical memory</text:p>
      <text:p text:style-name="P3">| <text:s text:c="6"/>H| <text:s text:c="6"/>H| <text:s text:c="6"/>H| <text:s text:c="6"/>H| <text:s text:c="6"/>H|</text:p>
      <text:p text:style-name="P3">100 <text:s text:c="5"/>110 <text:s text:c="5"/>112 <text:s text:c="5"/>117 <text:s text:c="5"/>120 <text:s text:c="5"/>125</text:p>
      <text:p text:style-name="P3">Choose the algorithm to work</text:p>
      <text:p text:style-name="P3">1. First Fit</text:p>
      <text:p text:style-name="P3">2. Best Fit</text:p>
      <text:p text:style-name="P3">3. Worst Fit</text:p>
      <text:p text:style-name="P3">4.Exit</text:p>
      <text:p text:style-name="P3"><text:soft-page-break/>Enter your option : 1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1</text:p>
      <text:p text:style-name="P3">Enter Process id : P1</text:p>
      <text:p text:style-name="P3">Enter the size needed : 5</text:p>
      <text:p text:style-name="P3">Alloted Memory</text:p>
      <text:p text:style-name="P3">| <text:s text:c="5"/>P1|</text:p>
      <text:p text:style-name="P3">100 <text:s text:c="5"/>105</text:p>
      <text:p text:style-name="P3">free pool</text:p>
      <text:p text:style-name="P3">| <text:s text:c="7"/>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Physical memory</text:p>
      <text:p text:style-name="P3">| <text:s text:c="5"/>P1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2</text:p>
      <text:p text:style-name="P3">Enter the process id : P2</text:p>
      <text:p text:style-name="P3">--------Process Not Found For Deallocation-------</text:p>
      <text:p text:style-name="P3">free pool</text:p>
      <text:p text:style-name="P3">| <text:s text:c="5"/>P1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Physical memory</text:p>
      <text:p text:style-name="P3">| <text:s text:c="5"/>P1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3</text:p>
      <text:p text:style-name="P3">Physical memory</text:p>
      <text:p text:style-name="P3">| <text:s text:c="5"/>P1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5</text:p>
      <text:p text:style-name="P3">free pool</text:p>
      <text:p text:style-name="P3">| <text:s text:c="5"/>P1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Physical memory</text:p>
      <text:p text:style-name="P3">| <text:s text:c="5"/>P1| <text:s text:c="6"/>H| <text:s text:c="6"/>H| <text:s text:c="6"/>H| <text:s text:c="6"/>H| <text:s text:c="6"/>H|</text:p>
      <text:p text:style-name="P3">100 <text:s text:c="5"/>105 <text:s text:c="5"/>110 <text:s text:c="5"/>112 <text:s text:c="5"/>117 <text:s text:c="5"/>120 <text:s text:c="5"/>125</text:p>
      <text:p text:style-name="P3">Choose the algorithm to work</text:p>
      <text:p text:style-name="P3">1. First Fit</text:p>
      <text:p text:style-name="P3">2. Best Fit</text:p>
      <text:p text:style-name="P3">3. Worst Fit</text:p>
      <text:p text:style-name="P3">4.Exit</text:p>
      <text:p text:style-name="P3">Enter your option : 2</text:p>
      <text:p text:style-name="P3">Enter</text:p>
      <text:p text:style-name="P3"><text:soft-page-break/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1</text:p>
      <text:p text:style-name="P3">Enter Process id : P2</text:p>
      <text:p text:style-name="P3">Enter the size needed : 1</text:p>
      <text:p text:style-name="P3">Alloted Memory</text:p>
      <text:p text:style-name="P3">| <text:s text:c="5"/>P2|</text:p>
      <text:p text:style-name="P3">110 <text:s text:c="5"/>111</text:p>
      <text:p text:style-name="P3">free pool</text:p>
      <text:p text:style-name="P3">| <text:s text:c="5"/>P1| <text:s text:c="6"/>H| <text:s text:c="7"/>| <text:s text:c="6"/>H| <text:s text:c="6"/>H| <text:s text:c="6"/>H| <text:s text:c="6"/>H|</text:p>
      <text:p text:style-name="P3">100 <text:s text:c="5"/>105 <text:s text:c="5"/>110 <text:s text:c="5"/>111 <text:s text:c="5"/>112 <text:s text:c="5"/>117 <text:s text:c="5"/>120 <text:s text:c="5"/>125</text:p>
      <text:p text:style-name="P3">Physical memory</text:p>
      <text:p text:style-name="P3">| <text:s text:c="5"/>P1| <text:s text:c="6"/>H| <text:s text:c="5"/>P2| <text:s text:c="6"/>H| <text:s text:c="6"/>H| <text:s text:c="6"/>H| <text:s text:c="6"/>H|</text:p>
      <text:p text:style-name="P3">100 <text:s text:c="5"/>105 <text:s text:c="5"/>110 <text:s text:c="5"/>111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2</text:p>
      <text:p text:style-name="P3">Enter the process id : P2</text:p>
      <text:p text:style-name="P3">--------Deallocated-------</text:p>
      <text:p text:style-name="P3">free pool</text:p>
      <text:p text:style-name="P3">| <text:s text:c="5"/>P1| <text:s text:c="6"/>H| <text:s text:c="6"/>H| <text:s text:c="6"/>H| <text:s text:c="6"/>H| <text:s text:c="6"/>H| <text:s text:c="6"/>H|</text:p>
      <text:p text:style-name="P3">100 <text:s text:c="5"/>105 <text:s text:c="5"/>110 <text:s text:c="5"/>111 <text:s text:c="5"/>112 <text:s text:c="5"/>117 <text:s text:c="5"/>120 <text:s text:c="5"/>125</text:p>
      <text:p text:style-name="P3">Physical memory</text:p>
      <text:p text:style-name="P3">| <text:s text:c="5"/>P1| <text:s text:c="6"/>H| <text:s text:c="6"/>H| <text:s text:c="6"/>H| <text:s text:c="6"/>H| <text:s text:c="6"/>H| <text:s text:c="6"/>H|</text:p>
      <text:p text:style-name="P3">100 <text:s text:c="5"/>105 <text:s text:c="5"/>110 <text:s text:c="5"/>111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5</text:p>
      <text:p text:style-name="P3">free pool</text:p>
      <text:p text:style-name="P3">| <text:s text:c="5"/>P1| <text:s text:c="6"/>H| <text:s text:c="6"/>H| <text:s text:c="6"/>H| <text:s text:c="6"/>H| <text:s text:c="6"/>H| <text:s text:c="6"/>H|</text:p>
      <text:p text:style-name="P3">100 <text:s text:c="5"/>105 <text:s text:c="5"/>110 <text:s text:c="5"/>111 <text:s text:c="5"/>112 <text:s text:c="5"/>117 <text:s text:c="5"/>120 <text:s text:c="5"/>125</text:p>
      <text:p text:style-name="P3">Physical memory</text:p>
      <text:p text:style-name="P3">| <text:s text:c="5"/>P1| <text:s text:c="6"/>H| <text:s text:c="6"/>H| <text:s text:c="6"/>H| <text:s text:c="6"/>H| <text:s text:c="6"/>H| <text:s text:c="6"/>H|</text:p>
      <text:p text:style-name="P3">100 <text:s text:c="5"/>105 <text:s text:c="5"/>110 <text:s text:c="5"/>111 <text:s text:c="5"/>112 <text:s text:c="5"/>117 <text:s text:c="5"/>120 <text:s text:c="5"/>125</text:p>
      <text:p text:style-name="P3">Choose the algorithm to work</text:p>
      <text:p text:style-name="P3">1. First Fit</text:p>
      <text:p text:style-name="P3">2. Best Fit</text:p>
      <text:p text:style-name="P3">3. Worst Fit</text:p>
      <text:p text:style-name="P3">4.Exit</text:p>
      <text:p text:style-name="P3">Enter your option : 3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1</text:p>
      <text:p text:style-name="P3">Enter Process id : P3</text:p>
      <text:p text:style-name="P3">Enter the size needed : 4</text:p>
      <text:p text:style-name="P3">Alloted Memory</text:p>
      <text:p text:style-name="P3">| <text:s text:c="5"/>P3|</text:p>
      <text:p text:style-name="P3">105 <text:s text:c="5"/>109</text:p>
      <text:p text:style-name="P3">free pool</text:p>
      <text:p text:style-name="P3"><text:soft-page-break/>| <text:s text:c="5"/>P1| <text:s text:c="7"/>| <text:s text:c="6"/>H| <text:s text:c="6"/>H| <text:s text:c="6"/>H| <text:s text:c="6"/>H| <text:s text:c="6"/>H| <text:s text:c="6"/>H|</text:p>
      <text:p text:style-name="P3">100 <text:s text:c="5"/>105 <text:s text:c="5"/>109 <text:s text:c="5"/>110 <text:s text:c="5"/>111 <text:s text:c="5"/>112 <text:s text:c="5"/>117 <text:s text:c="5"/>120 <text:s text:c="5"/>125</text:p>
      <text:p text:style-name="P3">Physical memory</text:p>
      <text:p text:style-name="P3">| <text:s text:c="5"/>P1| <text:s text:c="5"/>P3| <text:s text:c="6"/>H| <text:s text:c="6"/>H| <text:s text:c="6"/>H| <text:s text:c="6"/>H| <text:s text:c="6"/>H| <text:s text:c="6"/>H|</text:p>
      <text:p text:style-name="P3">100 <text:s text:c="5"/>105 <text:s text:c="5"/>109 <text:s text:c="5"/>110 <text:s text:c="5"/>111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2</text:p>
      <text:p text:style-name="P3">Enter the process id : P1</text:p>
      <text:p text:style-name="P3">--------Deallocated-------</text:p>
      <text:p text:style-name="P3">free pool</text:p>
      <text:p text:style-name="P3">| <text:s text:c="6"/>H| <text:s text:c="5"/>P3| <text:s text:c="6"/>H| <text:s text:c="6"/>H| <text:s text:c="6"/>H| <text:s text:c="6"/>H| <text:s text:c="6"/>H| <text:s text:c="6"/>H|</text:p>
      <text:p text:style-name="P3">100 <text:s text:c="5"/>105 <text:s text:c="5"/>109 <text:s text:c="5"/>110 <text:s text:c="5"/>111 <text:s text:c="5"/>112 <text:s text:c="5"/>117 <text:s text:c="5"/>120 <text:s text:c="5"/>125</text:p>
      <text:p text:style-name="P3">Physical memory</text:p>
      <text:p text:style-name="P3">| <text:s text:c="6"/>H| <text:s text:c="5"/>P3| <text:s text:c="6"/>H| <text:s text:c="6"/>H| <text:s text:c="6"/>H| <text:s text:c="6"/>H| <text:s text:c="6"/>H| <text:s text:c="6"/>H|</text:p>
      <text:p text:style-name="P3">100 <text:s text:c="5"/>105 <text:s text:c="5"/>109 <text:s text:c="5"/>110 <text:s text:c="5"/>111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2</text:p>
      <text:p text:style-name="P3">Enter the process id : P4</text:p>
      <text:p text:style-name="P3">--------Process Not Found For Deallocation-------</text:p>
      <text:p text:style-name="P3">free pool</text:p>
      <text:p text:style-name="P3">| <text:s text:c="6"/>H| <text:s text:c="5"/>P3| <text:s text:c="6"/>H| <text:s text:c="6"/>H| <text:s text:c="6"/>H| <text:s text:c="6"/>H| <text:s text:c="6"/>H| <text:s text:c="6"/>H|</text:p>
      <text:p text:style-name="P3">100 <text:s text:c="5"/>105 <text:s text:c="5"/>109 <text:s text:c="5"/>110 <text:s text:c="5"/>111 <text:s text:c="5"/>112 <text:s text:c="5"/>117 <text:s text:c="5"/>120 <text:s text:c="5"/>125</text:p>
      <text:p text:style-name="P3">Physical memory</text:p>
      <text:p text:style-name="P3">| <text:s text:c="6"/>H| <text:s text:c="5"/>P3| <text:s text:c="6"/>H| <text:s text:c="6"/>H| <text:s text:c="6"/>H| <text:s text:c="6"/>H| <text:s text:c="6"/>H| <text:s text:c="6"/>H|</text:p>
      <text:p text:style-name="P3">100 <text:s text:c="5"/>105 <text:s text:c="5"/>109 <text:s text:c="5"/>110 <text:s text:c="5"/>111 <text:s text:c="5"/>112 <text:s text:c="5"/>117 <text:s text:c="5"/>120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4</text:p>
      <text:p text:style-name="P3"/>
      <text:p text:style-name="P3"/>
      <text:p text:style-name="P3">---------Coalescing Done-----------</text:p>
      <text:p text:style-name="P3"/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3</text:p>
      <text:p text:style-name="P3">Physical memory</text:p>
      <text:p text:style-name="P3">| <text:s text:c="6"/>H| <text:s text:c="5"/>P3| <text:s text:c="6"/>H|</text:p>
      <text:p text:style-name="P3">100 <text:s text:c="5"/>105 <text:s text:c="5"/>109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2</text:p>
      <text:p text:style-name="P3">Enter the process id : P3</text:p>
      <text:p text:style-name="P3"><text:soft-page-break/>--------Deallocated-------</text:p>
      <text:p text:style-name="P3">free pool</text:p>
      <text:p text:style-name="P3">| <text:s text:c="6"/>H| <text:s text:c="6"/>H| <text:s text:c="6"/>H|</text:p>
      <text:p text:style-name="P3">100 <text:s text:c="5"/>105 <text:s text:c="5"/>109 <text:s text:c="5"/>125</text:p>
      <text:p text:style-name="P3">Physical memory</text:p>
      <text:p text:style-name="P3">| <text:s text:c="6"/>H| <text:s text:c="6"/>H| <text:s text:c="6"/>H|</text:p>
      <text:p text:style-name="P3">100 <text:s text:c="5"/>105 <text:s text:c="5"/>109 <text:s text:c="5"/>125</text:p>
      <text:p text:style-name="P3">Enter</text:p>
      <text:p text:style-name="P3">1:Entry/Allocate</text:p>
      <text:p text:style-name="P3">2:Exit/Deallocate</text:p>
      <text:p text:style-name="P3">3:Display</text:p>
      <text:p text:style-name="P3">4:Coalescing of Holes</text:p>
      <text:p text:style-name="P3">5:Back to algorithm</text:p>
      <text:p text:style-name="P3">Your option : 5</text:p>
      <text:p text:style-name="P3">free pool</text:p>
      <text:p text:style-name="P3">| <text:s text:c="6"/>H| <text:s text:c="6"/>H| <text:s text:c="6"/>H|</text:p>
      <text:p text:style-name="P3">100 <text:s text:c="5"/>105 <text:s text:c="5"/>109 <text:s text:c="5"/>125</text:p>
      <text:p text:style-name="P3">Physical memory</text:p>
      <text:p text:style-name="P3">| <text:s text:c="6"/>H| <text:s text:c="6"/>H| <text:s text:c="6"/>H|</text:p>
      <text:p text:style-name="P3">100 <text:s text:c="5"/>105 <text:s text:c="5"/>109 <text:s text:c="5"/>125</text:p>
      <text:p text:style-name="P3">Choose the algorithm to work</text:p>
      <text:p text:style-name="P3">1. First Fit</text:p>
      <text:p text:style-name="P3">2. Best Fit</text:p>
      <text:p text:style-name="P3">3. Worst Fit</text:p>
      <text:p text:style-name="P3">4.Exit</text:p>
      <text:p text:style-name="P3">Enter your option : 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2:55:20.187160585</meta:creation-date>
    <dc:date>2020-04-05T13:23:12.357627571</dc:date>
    <meta:editing-duration>PT17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0" meta:paragraph-count="548" meta:word-count="1582" meta:character-count="11637" meta:non-whitespace-character-count="8387"/>
  </office:meta>
</office:document-meta>
</file>